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996cm" style:rel-column-width="34677*"/>
    </style:style>
    <style:style style:name="Taula1.B" style:family="table-column">
      <style:table-column-properties style:column-width="8.005cm" style:rel-column-width="30858*"/>
    </style:style>
    <style:style style:name="Tau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background-color="#e6e6e6" fo:padding="0.097cm" fo:border="0.05pt solid #000000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996cm" style:rel-column-width="34677*"/>
    </style:style>
    <style:style style:name="Taula2.B" style:family="table-column">
      <style:table-column-properties style:column-width="8.005cm" style:rel-column-width="30858*"/>
    </style:style>
    <style:style style:name="Taula2.A1" style:family="table-cell">
      <style:table-cell-properties fo:padding="0.097cm" fo:border-left="0.05pt solid #000000" fo:border-right="none" fo:border-top="none" fo:border-bottom="0.05pt solid #000000"/>
    </style:style>
    <style:style style:name="Taula2.B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d00cb" officeooo:paragraph-rsid="000d7014"/>
    </style:style>
    <style:style style:name="P2" style:family="paragraph" style:parent-style-name="Standard">
      <style:text-properties fo:font-weight="bold" officeooo:rsid="000806cb" officeooo:paragraph-rsid="000d7014" style:font-weight-asian="bold" style:font-weight-complex="bold"/>
    </style:style>
    <style:style style:name="P3" style:family="paragraph" style:parent-style-name="Standard">
      <style:text-properties fo:font-weight="bold" officeooo:rsid="000d7014" officeooo:paragraph-rsid="000d7014" style:font-weight-asian="bold" style:font-weight-complex="bold"/>
    </style:style>
    <style:style style:name="P4" style:family="paragraph" style:parent-style-name="Standard">
      <style:text-properties fo:font-size="10pt" officeooo:paragraph-rsid="000d7014" style:font-size-asian="10pt" style:font-size-complex="10pt"/>
    </style:style>
    <style:style style:name="P5" style:family="paragraph" style:parent-style-name="Standard">
      <style:text-properties officeooo:paragraph-rsid="000d7014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7014" officeooo:paragraph-rsid="000d7014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0pt" officeooo:rsid="000d00cb" officeooo:paragraph-rsid="001630a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TEGORIES</text:p>
      <text:p text:style-name="P1"><text:drop-down text:name=""><text:label text:current-selected="true" text:value="TTT"/><text:label text:value="[[time.ctime()]]"/>TTT</text:drop-down>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2">Name</text:p>
          </table:table-cell>
          <table:table-cell table:style-name="Taula1.B1" office:value-type="string">
            <text:p text:style-name="P3">Parent</text:p>
          </table:table-cell>
        </table:table-row>
      </table:table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7"><text:drop-down text:name=""><text:label text:current-selected="true" text:value="|-.category.-|"/><text:label text:value="[[repeatIn(objects,'category')]]"/>|-.category.-|</text:drop-down><text:drop-down text:name=""><text:label text:current-selected="true" text:value="TTT"/><text:label text:value="[[ category.name ]]"/>TTT</text:drop-down></text:p>
          </table:table-cell>
          <table:table-cell table:style-name="Taula2.B1" office:value-type="string">
            <text:p text:style-name="P4"><text:drop-down text:name=""><text:label text:current-selected="true" text:value="TTT"/><text:label text:value="[[ category.parent_id.name ]]"/>TTT</text:drop-down></text:p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0:26:15.52</meta:creation-date>
    <dc:date>2013-03-02T11:27:44.91</dc:date>
    <meta:editing-duration>PT16M23S</meta:editing-duration>
    <meta:editing-cycles>11</meta:editing-cycles>
    <meta:generator>LibreOffice/3.6$Windows_x86 LibreOffice_project/58f22d5-270d05a-e2abed1-ea17a85-9b5702</meta:generator>
    <meta:document-statistic meta:table-count="2" meta:image-count="0" meta:object-count="0" meta:page-count="1" meta:paragraph-count="6" meta:word-count="6" meta:character-count="43" meta:non-whitespace-character-count="43"/>
    <meta:user-defined meta:name="Informació 1"/>
    <meta:user-defined meta:name="Informació 2"/>
    <meta:user-defined meta:name="Informació 3"/>
    <meta:user-defined meta:name="Informació 4">school.course.category</meta:user-defined>
  </office:meta>
</office:document-meta>
</file>